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24pt" style:font-size-asian="24pt" style:font-size-complex="24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Descripción del negocio</text:p>
      <text:p text:style-name="Normal">Se va a desarrollar una aplicación dirigida a restaurantes cuya función es agilizar y modernizar el servicio prestado por la empresa hacia sus clientes.</text:p>
      <text:p text:style-name="Normal">Se busca que el cliente, a través de una aplicación instalada en una Tablet situada en cada mesa, pueda mirar la carta con todos los productos servidos en el restaurante y pedir aquellos que se deseen consumir sin necesidad de tratar con los camareros.</text:p>
      <text:p text:style-name="Normal">Para ello la aplicación debe integrar algunas funcionalidades tales como poder añadir productos a su comanda en cualquier momento, modificar (dentro de unos márgenes) algunos de los platos de la carta, poder cancelarlos si aún no están en preparación, o llamar a un camarero en caso de ser necesario.</text:p>
      <text:p text:style-name="Normal">También se busca que la aplicación ofrezca unos servicios de gestión para el restaurante; una lista de productos restantes, gestión de empleados y productos, así como datos de interés para el local, como puede ser la hora a la que se pidieron cada uno de los productos, calculo de demanda de ingredientes, etc.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nrique Lopez Encinas</meta:initial-creator>
    <dc:creator>Enrique Lopez Encinas</dc:creator>
    <meta:creation-date>2019-05-21T17:07:00Z</meta:creation-date>
    <dc:date>2019-05-21T17:41:00Z</dc:date>
    <meta:template xlink:href="Normal" xlink:type="simple"/>
    <meta:editing-cycles>1</meta:editing-cycles>
    <meta:editing-duration>PT2040S</meta:editing-duration>
    <meta:document-statistic meta:page-count="1" meta:paragraph-count="2" meta:word-count="160" meta:character-count="1042" meta:row-count="7" meta:non-whitespace-character-count="884"/>
  </office:meta>
</office:document-meta>
</file>